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jpeg" manifest:full-path="Pictures/10000000000002DC00000066FD401659.jpg"/>
  <manifest:file-entry manifest:media-type="image/png" manifest:full-path="Pictures/100000000000000C0000000CB07DB53F.png"/>
  <manifest:file-entry manifest:media-type="image/png" manifest:full-path="Pictures/100000000000000C0000000C72CDBB5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auto" table:align="left" style:writing-mode="lr-tb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3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6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H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7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68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Texte">
      <style:paragraph-properties fo:text-align="start" style:justify-single-word="false" style:snap-to-layout-grid="false"/>
      <style:text-properties style:font-name-complex="Arial" style:font-weight-complex="bold"/>
    </style:style>
    <style:style style:name="P2" style:family="paragraph" style:parent-style-name="Texte">
      <style:paragraph-properties style:snap-to-layout-grid="false"/>
      <style:text-properties style:font-name-complex="Arial" style:font-weight-complex="bold"/>
    </style:style>
    <style:style style:name="P3" style:family="paragraph" style:parent-style-name="Texte">
      <style:paragraph-properties style:snap-to-layout-grid="false"/>
      <style:text-properties style:font-name-complex="Arial"/>
    </style:style>
    <style:style style:name="P4" style:family="paragraph" style:parent-style-name="Texte">
      <style:paragraph-properties style:snap-to-layout-grid="false"/>
      <style:text-properties fo:language="de" fo:country="CH" style:font-name-complex="Arial" style:font-weight-complex="bold"/>
    </style:style>
    <style:style style:name="P5" style:family="paragraph" style:parent-style-name="Texte">
      <style:paragraph-properties style:snap-to-layout-grid="false"/>
      <style:text-properties fo:language="de" fo:country="CH" style:font-name-complex="Arial"/>
    </style:style>
    <style:style style:name="P6" style:family="paragraph" style:parent-style-name="Texte">
      <style:text-properties fo:font-size="1pt" style:font-size-asian="1pt"/>
    </style:style>
    <style:style style:name="P7" style:family="paragraph" style:parent-style-name="Texte">
      <style:paragraph-properties fo:margin-top="0.318cm" fo:margin-bottom="0cm" fo:text-align="start" style:justify-single-word="false" style:snap-to-layout-grid="false"/>
      <style:text-properties style:font-name-complex="Arial" style:font-weight-complex="bold"/>
    </style:style>
    <style:style style:name="P8" style:family="paragraph" style:parent-style-name="Texte">
      <style:paragraph-properties fo:margin-left="0.741cm" fo:margin-right="0cm" fo:text-indent="0cm" style:auto-text-indent="false" style:snap-to-layout-grid="false"/>
      <style:text-properties fo:font-size="7pt" fo:language="de" fo:country="CH" style:font-size-asian="7pt" style:font-name-complex="Arial" style:font-weight-complex="bold"/>
    </style:style>
    <style:style style:name="P9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/>
    </style:style>
    <style:style style:name="P10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11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12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/>
    </style:style>
    <style:style style:name="P13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fo:language="de" fo:country="CH" style:font-size-asian="7pt" style:font-name-complex="Arial"/>
    </style:style>
    <style:style style:name="P14" style:family="paragraph" style:parent-style-name="Standard">
      <style:text-properties style:font-name="Arial" fo:font-size="8pt" fo:language="de" fo:country="CH" style:font-size-asian="8pt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size="8pt" fo:language="de" fo:country="CH" style:font-size-asian="8pt" style:font-name-complex="Arial"/>
    </style:style>
    <style:style style:name="P16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 style:font-name-complex="Arial"/>
    </style:style>
    <style:style style:name="P17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style:font-size-asian="8pt" style:font-name-complex="Arial"/>
    </style:style>
    <style:style style:name="P18" style:family="paragraph" style:parent-style-name="Text">
      <style:paragraph-properties fo:text-align="start" style:justify-single-word="false" style:snap-to-layout-grid="false"/>
      <style:text-properties style:font-name="Arial" fo:font-size="7pt" fo:language="de" fo:country="CH" style:font-size-asian="7pt" style:font-name-complex="Arial"/>
    </style:style>
    <style:style style:name="P19" style:family="paragraph" style:parent-style-name="Texte">
      <style:paragraph-properties fo:text-align="start" style:justify-single-word="false"/>
      <style:text-properties style:font-name="Arial" fo:font-size="11pt" fo:language="de" fo:country="CH" fo:font-weight="bold" style:font-size-asian="11pt" style:font-weight-asian="bold" style:font-size-complex="11pt" style:font-weight-complex="bold"/>
    </style:style>
    <style:style style:name="P20" style:family="paragraph" style:parent-style-name="Texte">
      <style:paragraph-properties fo:text-align="start" style:justify-single-word="false" style:snap-to-layout-grid="false"/>
      <style:text-properties style:font-name="Arial" fo:font-size="11pt" fo:language="de" fo:country="CH" fo:font-weight="bold" style:font-size-asian="11pt" style:font-weight-asian="bold" style:font-size-complex="11pt" style:font-weight-complex="bold"/>
    </style:style>
    <style:style style:name="P21" style:family="paragraph" style:parent-style-name="Texte">
      <style:paragraph-properties fo:text-align="start" style:justify-single-word="false"/>
      <style:text-properties style:font-name="Arial" fo:font-size="11pt" fo:language="de" fo:country="CH" fo:font-weight="bold" style:font-size-asian="11pt" style:font-weight-asian="bold" style:font-name-complex="Arial" style:font-size-complex="11pt"/>
    </style:style>
    <style:style style:name="P22" style:family="paragraph" style:parent-style-name="Texte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Texte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P24" style:family="paragraph" style:parent-style-name="Texte">
      <style:paragraph-properties fo:text-align="start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5" style:family="paragraph" style:parent-style-name="Texte">
      <style:text-properties style:font-name="Arial" fo:font-size="8pt" style:font-size-asian="8pt" style:font-name-complex="Arial"/>
    </style:style>
    <style:style style:name="P26" style:family="paragraph" style:parent-style-name="Texte">
      <style:paragraph-properties fo:text-align="start" style:justify-single-word="false"/>
      <style:text-properties style:font-name="Arial" fo:font-size="8pt" style:font-size-asian="8pt" style:font-name-complex="Arial"/>
    </style:style>
    <style:style style:name="P27" style:family="paragraph" style:parent-style-name="Texte">
      <style:paragraph-properties fo:text-align="start" style:justify-single-word="false" style:snap-to-layout-grid="false"/>
      <style:text-properties style:font-name="Arial" fo:font-size="8pt" style:font-size-asian="8pt" style:font-name-complex="Arial"/>
    </style:style>
    <style:style style:name="P28" style:family="paragraph" style:parent-style-name="Texte">
      <style:paragraph-properties fo:text-align="start" style:justify-single-word="false"/>
      <style:text-properties style:font-name="Arial" fo:font-size="8pt" fo:language="de" fo:country="CH" style:font-size-asian="8pt" style:font-name-complex="Arial"/>
    </style:style>
    <style:style style:name="P29" style:family="paragraph" style:parent-style-name="Texte">
      <style:paragraph-properties fo:text-align="start" style:justify-single-word="false" style:snap-to-layout-grid="false"/>
      <style:text-properties style:font-name="Arial" fo:font-size="8pt" fo:language="de" fo:country="CH" style:font-size-asian="8pt" style:font-name-complex="Arial"/>
    </style:style>
    <style:style style:name="P30" style:family="paragraph" style:parent-style-name="Texte">
      <style:paragraph-properties style:snap-to-layout-grid="false"/>
      <style:text-properties style:font-name="Arial" fo:font-size="8pt" fo:language="de" fo:country="CH" fo:font-weight="bold" style:font-size-asian="8pt" style:font-weight-asian="bold" style:font-weight-complex="bold"/>
    </style:style>
    <style:style style:name="P31" style:family="paragraph" style:parent-style-name="Texte">
      <style:paragraph-properties fo:text-align="start" style:justify-single-word="false" style:snap-to-layout-grid="false"/>
      <style:text-properties style:font-name="Arial" fo:font-size="8pt" fo:font-weight="bold" style:font-size-asian="8pt" style:font-weight-asian="bold"/>
    </style:style>
    <style:style style:name="P32" style:family="paragraph" style:parent-style-name="Texte">
      <style:paragraph-properties style:snap-to-layout-grid="false"/>
      <style:text-properties style:font-name="Arial" fo:font-size="8pt" fo:language="en" fo:country="GB" style:font-size-asian="8pt" style:font-name-complex="Arial"/>
    </style:style>
    <style:style style:name="P33" style:family="paragraph" style:parent-style-name="Texte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exte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exte">
      <style:paragraph-properties fo:text-align="start" style:justify-single-word="false"/>
      <style:text-properties style:font-name="Arial" fo:font-size="7pt" fo:language="de" fo:country="CH" style:font-size-asian="7pt" style:font-name-complex="Arial"/>
    </style:style>
    <style:style style:name="P36" style:family="paragraph" style:parent-style-name="Texte">
      <style:paragraph-properties fo:text-align="start" style:justify-single-word="false" style:snap-to-layout-grid="false"/>
      <style:text-properties style:font-name="Arial" fo:font-size="7pt" fo:language="de" fo:country="CH" style:font-size-asian="7pt" style:font-name-complex="Arial"/>
    </style:style>
    <style:style style:name="P37" style:family="paragraph" style:parent-style-name="Texte">
      <style:paragraph-properties fo:text-align="start" style:justify-single-word="false"/>
      <style:text-properties style:font-name="Arial" fo:font-size="7pt" fo:language="de" fo:country="CH" style:font-size-asian="7pt" style:font-name-complex="Arial" style:font-weight-complex="bold"/>
    </style:style>
    <style:style style:name="P38" style:family="paragraph" style:parent-style-name="Texte">
      <style:paragraph-properties fo:text-align="start" style:justify-single-word="false" style:snap-to-layout-grid="false"/>
      <style:text-properties style:font-name="Arial" fo:font-size="7pt" fo:language="de" fo:country="CH" style:font-size-asian="7pt" style:font-name-complex="Arial" style:font-weight-complex="bold"/>
    </style:style>
    <style:style style:name="P39" style:family="paragraph" style:parent-style-name="Texte">
      <style:paragraph-properties fo:text-align="start" style:justify-single-word="false"/>
      <style:text-properties style:font-name="Arial" fo:font-size="7pt" style:font-size-asian="7pt"/>
    </style:style>
    <style:style style:name="P40" style:family="paragraph" style:parent-style-name="Texte">
      <style:paragraph-properties fo:text-align="start" style:justify-single-word="false"/>
      <style:text-properties style:font-name="Arial" fo:font-size="7pt" style:font-size-asian="7pt" style:font-name-complex="Arial"/>
    </style:style>
    <style:style style:name="P41" style:family="paragraph" style:parent-style-name="Texte">
      <style:paragraph-properties fo:text-align="start" style:justify-single-word="false" style:snap-to-layout-grid="false"/>
      <style:text-properties style:font-name="Arial" fo:language="de" fo:country="CH" style:font-name-complex="Arial" style:font-weight-complex="bold"/>
    </style:style>
    <style:style style:name="P42" style:family="paragraph" style:parent-style-name="Texte">
      <style:paragraph-properties style:snap-to-layout-grid="false"/>
      <style:text-properties style:font-name="Arial" fo:language="de" fo:country="CH" style:font-name-complex="Arial" style:font-weight-complex="bold"/>
    </style:style>
    <style:style style:name="P43" style:family="paragraph" style:parent-style-name="Texte">
      <style:paragraph-properties fo:text-align="start" style:justify-single-word="false" style:snap-to-layout-grid="false"/>
      <style:text-properties style:font-name="Arial" fo:language="de" fo:country="CH" style:font-name-complex="Arial"/>
    </style:style>
    <style:style style:name="P44" style:family="paragraph" style:parent-style-name="Texte">
      <style:paragraph-properties fo:text-align="center" style:justify-single-word="false"/>
      <style:text-properties style:font-name="Arial" fo:language="de" fo:country="CH" style:font-name-complex="Arial"/>
    </style:style>
    <style:style style:name="P45" style:family="paragraph" style:parent-style-name="Texte">
      <style:paragraph-properties style:snap-to-layout-grid="false"/>
      <style:text-properties style:font-name="Arial" fo:language="de" fo:country="CH"/>
    </style:style>
    <style:style style:name="P46" style:family="paragraph" style:parent-style-name="Texte">
      <style:paragraph-properties style:snap-to-layout-grid="false"/>
      <style:text-properties style:font-name="Arial"/>
    </style:style>
    <style:style style:name="P47" style:family="paragraph" style:parent-style-name="Texte">
      <style:paragraph-properties fo:text-align="start" style:justify-single-word="false" style:snap-to-layout-grid="false"/>
      <style:text-properties style:font-name="Arial" style:font-name-complex="Arial" style:font-weight-complex="bold"/>
    </style:style>
    <style:style style:name="P48" style:family="paragraph" style:parent-style-name="Texte">
      <style:paragraph-properties fo:text-align="start" style:justify-single-word="false" style:snap-to-layout-grid="false"/>
      <style:text-properties style:font-name="Arial" style:font-name-complex="Arial"/>
    </style:style>
    <style:style style:name="P49" style:family="paragraph" style:parent-style-name="Texte">
      <style:paragraph-properties fo:text-align="center" style:justify-single-word="false" style:snap-to-layout-grid="false"/>
      <style:text-properties style:font-name="Arial" style:font-name-complex="Arial"/>
    </style:style>
    <style:style style:name="P50" style:family="paragraph" style:parent-style-name="Texte">
      <style:paragraph-properties fo:text-align="start" style:justify-single-word="false" style:snap-to-layout-grid="false"/>
      <style:text-properties style:font-name="Arial"/>
    </style:style>
    <style:style style:name="P51" style:family="paragraph" style:parent-style-name="Texte">
      <style:paragraph-properties fo:margin-top="0.318cm" fo:margin-bottom="0cm" fo:text-align="start" style:justify-single-word="false" style:snap-to-layout-grid="false"/>
      <style:text-properties style:font-name="Arial" fo:font-size="8pt" style:font-size-asian="8pt" style:font-name-complex="Arial"/>
    </style:style>
    <style:style style:name="P52" style:family="paragraph" style:parent-style-name="Texte">
      <style:paragraph-properties fo:margin-top="0.212cm" fo:margin-bottom="0cm" fo:text-align="start" style:justify-single-word="false" style:snap-to-layout-grid="false"/>
      <style:text-properties style:font-name="Arial" fo:font-size="7pt" fo:language="de" fo:country="CH" style:font-size-asian="7pt" style:font-name-complex="Arial"/>
    </style:style>
    <style:style style:name="P53" style:family="paragraph" style:parent-style-name="Texte">
      <style:paragraph-properties fo:margin-top="0.635cm" fo:margin-bottom="0cm" style:snap-to-layout-grid="false"/>
      <style:text-properties style:font-name="Arial" fo:font-size="8pt" fo:language="en" fo:country="GB" style:font-size-asian="8pt" style:font-name-complex="Arial"/>
    </style:style>
    <style:style style:name="P54" style:family="paragraph" style:parent-style-name="Texte">
      <style:paragraph-properties fo:margin-top="0.635cm" fo:margin-bottom="0cm" style:snap-to-layout-grid="false"/>
      <style:text-properties style:font-name="Arial" fo:font-size="8pt" fo:language="de" fo:country="CH" style:font-size-asian="8pt" style:font-name-complex="Arial"/>
    </style:style>
    <style:style style:name="P55" style:family="paragraph" style:parent-style-name="Texte">
      <style:paragraph-properties fo:margin-left="0.002cm" fo:margin-right="-2.328cm" fo:text-indent="0cm" style:auto-text-indent="false" style:snap-to-layout-grid="false"/>
      <style:text-properties style:font-name="Arial"/>
    </style:style>
    <style:style style:name="P56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58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P59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Arial" fo:font-size="9pt" style:font-size-asian="9pt" style:font-size-complex="9pt"/>
    </style:style>
    <style:style style:name="P60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1" style:family="paragraph">
      <style:paragraph-properties style:writing-mode="lr-tb"/>
    </style:style>
    <style:style style:name="T1" style:family="text">
      <style:text-properties fo:color="#333333" fo:font-size="8pt" style:font-size-asian="8pt" style:font-size-complex="8pt"/>
    </style:style>
    <style:style style:name="T2" style:family="text">
      <style:text-properties fo:color="#333333" fo:font-size="8pt" fo:letter-spacing="-0.007cm" style:font-size-asian="8pt" style:font-size-complex="8pt"/>
    </style:style>
    <style:style style:name="T3" style:family="text">
      <style:text-properties fo:color="#333333" style:font-name="Wingdings 2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333333" style:font-name="Wingdings 2" fo:font-size="8pt" fo:letter-spacing="-0.007cm" style:font-size-asian="8pt" style:font-size-complex="8pt"/>
    </style:style>
    <style:style style:name="T5" style:family="text">
      <style:text-properties fo:font-size="8pt" style:font-size-asian="8pt" style:font-name-complex="Arial"/>
    </style:style>
    <style:style style:name="T6" style:family="text">
      <style:text-properties fo:font-size="8pt" fo:language="de" fo:country="CH" style:font-size-asian="8pt" style:font-name-complex="Arial"/>
    </style:style>
    <style:style style:name="T7" style:family="text">
      <style:text-properties fo:font-size="8pt" fo:language="de" fo:country="CH" fo:font-weight="bold" style:font-size-asian="8pt" style:font-weight-asian="bold" style:font-name-complex="Arial"/>
    </style:style>
    <style:style style:name="T8" style:family="text">
      <style:text-properties fo:font-size="10pt" style:font-size-asian="10pt" style:font-name-complex="Arial"/>
    </style:style>
    <style:style style:name="T9" style:family="text">
      <style:text-properties style:use-window-font-color="true" style:font-name="Arial" fo:font-size="11pt" fo:language="fr" fo:country="FR" style:font-name-asian="Times New Roman" style:font-size-asian="11pt" style:font-name-complex="Arial" style:font-size-complex="11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>Ergänzungsleistungen zur AHV und IV</text:p>
            <text:p>Prestations complémentaires à l’AVS et à l’AI</text:p>
            <text:p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>Durchführungsstelle des Zuzugkantons</text:p>
            <text:p>Organe d’exécution du nouveau canton de domicile</text:p>
            <text:p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>Wechsel des Wohnsitzkantons</text:p>
                  <text:p>Changement du canton de domicile</text:p>
                  <text:p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18"><text:bookmark-start text:name="Texte27"/>B<text:bookmark-end text:name="Texte27"/>ei Auswahlfragen das Zutreffende ankreuzen</text:p>
                  <text:p text:style-name="P18"/>
                  <text:p>Pour les questions posant une alternative, marquer d’une croix ce qui convient</text:p>
                  <text:p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><text:bookmark-start text:name="CaseACocher1"/><draw:frame draw:style-name="fr2" draw:name="graphics2" text:anchor-type="as-char" svg:width="0.3cm" svg:height="0.3cm" draw:z-index="1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3" table:number-columns-spanned="6" office:value-type="string">
            <text:p>Meldung des Wegzugkantons</text:p>
            <text:p>Communication de l’ancien canton de domicile</text:p>
            <text:p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>Neue Adresse und Personalien des Versicherten</text:p>
            <text:p>Nouvelle adresse et état personnel de l’assuré</text:p>
            <text:p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><text:bookmark-start text:name="CaseACocher2"/><draw:frame draw:style-name="fr2" draw:name="graphics4" text:anchor-type="as-char" svg:width="0.3cm" svg:height="0.3cm" draw:z-index="3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3" table:number-columns-spanned="6" office:value-type="string">
            <text:p>Rückfrage des Zuzugkantons</text:p>
            <text:p>Demande de renseignements du nouveau canton de domicile</text:p>
            <text:p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4" office:value-type="string">
            <text:p>Versichertennummer</text:p>
            <text:p>N° d’assuré</text:p>
            <text:p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>Bischerige Adresse</text:p>
                  <text:p>Ancienne adresse</text:p>
                  <text:p>Indirizzo precedente</text:p>
                </table:table-cell>
                <table:table-cell table:style-name="Table1.B5.2.1" office:value-type="string">
                  <text:p/>
                </table:table-cell>
                <table:table-cell table:style-name="Table1.B5.3.1" office:value-type="string">
                  <text:p text:style-name="P11">Name und Vorname</text:p>
                  <text:p text:style-name="P10">Nom et prénom</text:p>
                  <text:p text:style-name="P13">Cognome e nome</text:p>
                </table:table-cell>
                <table:table-cell table:style-name="Table1.B5.4.1" office:value-type="string">
                  <text:p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>%=ANCIENNE_ADRESSE=%</text:p>
                </table:table-cell>
                <table:table-cell table:number-columns-spanned="3">
                  <table:table table:is-sub-table="true">
                    <table:table-column table:style-name="Table1.B5.2"/>
                    <table:table-column table:style-name="Table1.B5.3"/>
                    <table:table-column table:style-name="Table1.B5.4"/>
                    <table:table-row table:style-name="Table1.B5.2.2.1">
                      <table:table-cell table:style-name="Table1.B5.2.1" office:value-type="string">
                        <text:p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11">Evtl. gesetzl. Vertreter</text:p>
                        <text:p text:style-name="P10">Event. représentant légal</text:p>
                        <text:p text:style-name="P10">Ev. rappresentante legale</text:p>
                      </table:table-cell>
                      <table:table-cell table:style-name="Table1.B5.2.2.3.1" office:value-type="string">
                        <text:p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/>
                      </table:table-cell>
                      <table:table-cell table:style-name="Table1.B5.2.2.2.1" office:value-type="string">
                        <text:p text:style-name="P11">Strasse</text:p>
                        <text:p text:style-name="P10">Rue</text:p>
                        <text:p text:style-name="P12">Via</text:p>
                      </table:table-cell>
                      <table:table-cell table:style-name="Table1.B5.2.2.3.1" office:value-type="string">
                        <text:p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/>
                      </table:table-cell>
                      <table:table-cell table:style-name="Table1.B5.2.2.2.3" office:value-type="string">
                        <text:p text:style-name="P11">Wohnort</text:p>
                        <text:p text:style-name="P10">Lieu de domicile</text:p>
                        <text:p text:style-name="P13">Domicilio</text:p>
                      </table:table-cell>
                      <table:table-cell table:style-name="Table1.B5.2.2.3.3" office:value-type="string">
                        <text:p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15">Betrag der monatlichen EL</text:p>
            <text:p>Montant de la PC mensuelle</text:p>
            <text:p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><text:span text:style-name="T5">F</text:span><text:span text:style-name="T6">r.</text:span></text:p>
            <text:p>Fr.</text:p>
            <text:p>Fr.</text:p>
          </table:table-cell>
          <table:table-cell table:style-name="Table1.A1" table:number-columns-spanned="3" office:value-type="string">
            <text:p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15">Auszahlung bis</text:p>
            <text:p text:style-name="P14">Payée jusqu’au</text:p>
            <text:p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9">Im laufenden Jahr vergütete Krankheitskosten</text:p>
            <text:p text:style-name="P17">Frais de maladie remboursés l’année en cours</text:p>
            <text:p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>Fr.</text:p>
            <text:p>Fr.</text:p>
            <text:p>Fr.</text:p>
          </table:table-cell>
          <table:table-cell table:style-name="Table1.A1" table:number-columns-spanned="4" office:value-type="string">
            <text:p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6">Im laufenden Jahr vergütete Behinderungskosten (Art. 13 Abs. 6 ELKV)</text:p>
            <text:p text:style-name="P17">Frais résultant de l’invalidité remboursés l’année en cours (art. 13 al. 6 OMPC)</text:p>
            <text:p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>Fr.</text:p>
            <text:p>Fr.</text:p>
            <text:p>Fr.</text:p>
          </table:table-cell>
          <table:table-cell table:style-name="Table1.A1" table:number-columns-spanned="4" office:value-type="string">
            <text:p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6">Betrag der nicht vergüteten Krankheitskosten (Selbstbehalt)</text:p>
            <text:p text:style-name="P17">Montant des frais de maladie non remboursés (franchise)</text:p>
            <text:p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>Fr.</text:p>
            <text:p>Fr.</text:p>
            <text:p>Fr.</text:p>
          </table:table-cell>
          <table:table-cell table:style-name="Table1.A1" table:number-columns-spanned="4" office:value-type="string">
            <text:p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><text:span text:style-name="T7">Mit dem Wegzug entfällt die Ausrichtung der EL durch unseren Kanton. Für den weiteren Bezug hat der Versi</text:span><text:span text:style-name="T7">cherte im Zuzugkanton eine neue Anmeldung einzureich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3" table:number-columns-spanned="3" office:value-type="string">
            <text:p><draw:frame text:anchor-type="char" draw:z-index="0" draw:style-name="gr1" draw:text-style-name="P61" svg:width="5.254cm" svg:height="1.04cm" draw:transform="rotate (1.5707963267946) translate (-1.17298611111111cm 5.40455555555556cm)"><draw:text-box><text:p text:style-name="P61"><text:span text:style-name="T9">JUPR210 <text:s text:c="3"/>01 <text:s text:c="3"/>01 <text:s text:c="3"/>2005</text:span></text:p></draw:text-box></draw:frame>Datum / Date / Data</text:p>
          </table:table-cell>
          <table:covered-table-cell/>
          <table:covered-table-cell/>
          <table:table-cell table:style-name="Table1.A3" table:number-columns-spanned="3" office:value-type="string">
            <text:p/>
          </table:table-cell>
          <table:covered-table-cell/>
          <table:covered-table-cell/>
          <table:table-cell table:style-name="Table1.A3" table:number-columns-spanned="8" office:value-type="string">
            <text:p>Stempel und Unterschrift des Wegzugkantons</text:p>
            <text:p>Sceau et signature de l’ancien canton de domicile</text:p>
            <text:p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3" table:number-columns-spanned="3" office:value-type="string">
            <text:p><text:span text:style-name="T8">Clarens, le </text:span><text:bookmark-start text:name="Texte21"/><text:span text:style-name="T8">%</text:span><text:bookmark-end text:name="Texte21"/><text:span text:style-name="T8">=DATE_DECISION=%</text:span></text:p>
          </table:table-cell>
          <table:covered-table-cell/>
          <table:covered-table-cell/>
          <table:table-cell table:style-name="Table1.A3" table:number-columns-spanned="3" office:value-type="string">
            <text:p/>
          </table:table-cell>
          <table:covered-table-cell/>
          <table:covered-table-cell/>
          <table:table-cell table:style-name="Table1.A3" table:number-columns-spanned="3" office:value-type="string">
            <text:p/>
          </table:table-cell>
          <table:covered-table-cell/>
          <table:covered-table-cell/>
          <table:table-cell table:style-name="Table1.A3" table:number-columns-spanned="4" office:value-type="string">
            <text:p/>
          </table:table-cell>
          <table:covered-table-cell/>
          <table:covered-table-cell/>
          <table:covered-table-cell/>
          <table:table-cell table:style-name="Table1.A3" office:value-type="string">
            <text:p/>
          </table:table-cell>
        </table:table-row>
        <table:table-row table:style-name="Table1.2">
          <table:table-cell table:style-name="Table1.A3" table:number-columns-spanned="3" office:value-type="string">
            <text:p/>
          </table:table-cell>
          <table:covered-table-cell/>
          <table:covered-table-cell/>
          <table:table-cell table:style-name="Table1.A3" table:number-columns-spanned="3" office:value-type="string">
            <text:p/>
          </table:table-cell>
          <table:covered-table-cell/>
          <table:covered-table-cell/>
          <table:table-cell table:style-name="Table1.A3" table:number-columns-spanned="7" office:value-type="string">
            <text:p>Caisse cantonale d'allocations familiales</text:p>
            <text:p>1815 Clare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/>
          </table:table-cell>
        </table:table-row>
        <table:table-row table:style-name="Table1.16">
          <table:table-cell table:style-name="Table1.A3" table:number-columns-spanned="14" office:value-type="string">
            <text:p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columns-spanned="2" office:value-type="string">
            <text:p><text:bookmark-start text:name="CaseACocher3"/><draw:frame draw:style-name="fr2" draw:name="graphics3" text:anchor-type="as-char" svg:width="0.3cm" svg:height="0.3cm" draw:z-index="2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3" table:number-columns-spanned="12" office:value-type="string">
            <text:p><text:span text:style-name="T6">Kopi</text:span><text:span text:style-name="T6">e des EL-Berechnungsblattes</text:span></text:p>
            <text:p>Copie de la feuille de calcul PC</text:p>
            <text:p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M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cm" fo:margin-bottom="1.501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54cm" fo:margin-left="0cm" fo:margin-right="0cm" fo:margin-bottom="2.7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-0.332cm" svg:y="0.441cm" svg:width="18.461cm" svg:height="2.584cm" draw:z-index="4"><draw:text-box><text:p text:style-name="MP2"><draw:frame draw:style-name="Mfr2" draw:name="Image2" text:anchor-type="paragraph" svg:x="0cm" svg:y="0cm" svg:width="1.937cm" svg:height="1.207cm" draw:z-index="5"><draw:image xlink:href="Pictures/100000000000014A000000C5B808C140.jpg" xlink:type="simple" xlink:show="embed" xlink:actuate="onLoad"/></draw:frame><draw:frame draw:style-name="Mfr3" draw:name="Image1" text:anchor-type="paragraph" svg:x="12.241cm" svg:y="0cm" svg:width="6.219cm" svg:height="0.882cm" draw:z-index="6"><draw:image xlink:href="Pictures/10000000000002DC00000066FD401659.jpg" xlink:type="simple" xlink:show="embed" xlink:actuate="onLoad"/></draw:frame><text:tab/><text:tab/><text:tab/>_____________________________________</text:p><text:p text:style-name="MP2"><text:tab/><text:tab/><text:tab/>agence d'assurances sociales</text:p><text:p text:style-name="MP3"><text:tab/><text:tab/><text:tab/>caisse AVS 22.132</text:p><text:p text:style-name="MP3"><text:tab/><text:tab/><text:tab/>_____________________________________</text:p><text:p text:style-name="MP2"><text:tab/><text:tab/><text:tab/>Place Chauderon 7 – case postale 5032</text:p><text:p text:style-name="MP3"><text:tab/><text:tab/><text:tab/>1002 Lausanne</text:p><text:p text:style-name="MP3"/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rgänzungsleistungen zur AHV und IV</dc:title>
    <meta:initial-creator>Utilisateur</meta:initial-creator>
    <meta:creation-date>2004-11-05T10:23:00</meta:creation-date>
    <dc:creator>Sébastien Chèvre</dc:creator>
    <dc:date>2012-10-01T10:39:38.17</dc:date>
    <meta:printed-by>Sébastien Chèvre</meta:printed-by>
    <meta:print-date>2012-10-01T10:39:06.64</meta:print-date>
    <meta:editing-cycles>29</meta:editing-cycles>
    <meta:editing-duration>PT3H8M4S</meta:editing-duration>
    <meta:document-statistic meta:table-count="1" meta:image-count="5" meta:object-count="0" meta:page-count="1" meta:paragraph-count="101" meta:word-count="436" meta:character-count="3147"/>
    <meta:user-defined meta:name="Info 1"/>
    <meta:user-defined meta:name="Info 2"/>
    <meta:user-defined meta:name="Info 3"/>
    <meta:user-defined meta:name="Info 4"/>
  </office:meta>
</office:document-meta>
</file>